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635cm" draw:marker-start-width="1.147cm" draw:marker-end-width="1.147cm" draw:fill="none" draw:textarea-horizontal-align="justify" draw:textarea-vertical-align="middle" draw:auto-grow-height="false" fo:min-height="12.294cm" fo:min-width="12.044cm" fo:padding-top="0.437cm" fo:padding-bottom="0.437cm" fo:padding-left="0.562cm" fo:padding-right="0.562cm"/>
    </style:style>
    <style:style style:name="gr2" style:family="graphic" style:parent-style-name="standard">
      <style:graphic-properties svg:stroke-width="0.635cm" draw:marker-start-width="1.153cm" draw:marker-end-width="1.153cm" draw:fill-color="#ffffff" draw:textarea-horizontal-align="justify" draw:textarea-vertical-align="middle" draw:auto-grow-height="false" fo:min-height="1.378cm" fo:min-width="3.532cm" fo:padding-top="0.443cm" fo:padding-bottom="0.443cm" fo:padding-left="0.568cm" fo:padding-right="0.568cm"/>
    </style:style>
    <style:style style:name="gr3" style:family="graphic" style:parent-style-name="objectwithoutfill">
      <style:graphic-properties svg:stroke-width="0.635cm" svg:stroke-color="#3465a4" draw:marker-start-width="1.152cm" draw:marker-end-width="1.152cm" draw:fill="none" draw:fill-color="#ffffff" draw:textarea-vertical-align="middle" fo:padding-top="0.442cm" fo:padding-bottom="0.442cm" fo:padding-left="0.567cm" fo:padding-right="0.567cm"/>
    </style:style>
    <style:style style:name="gr4" style:family="graphic" style:parent-style-name="standard">
      <style:graphic-properties svg:stroke-color="#ffffff" draw:fill-color="#ffffff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9cm" svg:height="13.9cm" svg:x="2.7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6.6cm" svg:height="3.2cm" svg:x="4.6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" draw:text-style-name="P3" draw:layer="layout" svg:width="4.414cm" svg:height="4.546cm" draw:transform="rotate (0.428827397215007) translate (9.78474195466726cm 9.03557728993258cm)" svg:viewBox="0 0 4415 4547" draw:points="567,0 4415,0 2336,4547 0,1720">
            <text:p/>
          </draw:polyline>
        </draw:g>
        <draw:polygon draw:style-name="gr4" draw:text-style-name="P2" draw:layer="layout" svg:width="2.699cm" svg:height="2.199cm" svg:x="9cm" svg:y="8.6cm" svg:viewBox="0 0 2700 2200" draw:points="2700,0 2700,2200 0,1000 900,7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5:29:23.129445510</meta:creation-date>
    <dc:date>2017-10-31T07:51:35.061867558</dc:date>
    <meta:editing-duration>PT12H21M</meta:editing-duration>
    <meta:editing-cycles>2</meta:editing-cycles>
    <meta:generator>LibreOffice/5.3.1.2$Linux_X86_64 LibreOffice_project/30m0$Build-2</meta:generator>
    <meta:document-statistic meta:object-count="5"/>
  </office:meta>
</office:document-meta>
</file>